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9e79" officeooo:paragraph-rsid="00689e79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9e7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42ade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00fd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9752c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689e79"/>
    </style:style>
    <style:style style:name="T12" style:family="text">
      <style:text-properties officeooo:rsid="0069752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69752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7">4</text:span><text:span text:style-name="T3">.</text:span><text:span text:style-name="T9">1</text:span><text:span text:style-name="T4">.</text:span><text:span text:style-name="T1"> </text:span><text:span text:style-name="T7">L</text:span><text:span text:style-name="T5">udo </text:span><text:span text:style-name="T7">loco</text:span><text:span text:style-name="T5">, toma </text:span><text:span text:style-name="T9">1</text:span></text:p>
      <text:p text:style-name="P5"/>
      <text:p text:style-name="P3"><text:bookmark text:name="docs-internal-guid-eb2c7d69-0c1d-da4d-4474-1a805eb2a211"/><text:span text:style-name="T11">C</text:span>ompletá el programa para que dibuje cuatro cuadrados, uno en cada esquina, cada uno de diferente color y tamaño. El resultado final debería ser como el de la figura <text:span text:style-name="T11">(mostrado con y sin vestimenta)</text:span>:</text:p>
      <text:p text:style-name="P2"><text:span text:style-name="T10"><draw:frame draw:style-name="fr1" draw:name="Image1" text:anchor-type="as-char" svg:width="3.895cm" svg:height="3.958cm" draw:z-index="0"><draw:image xlink:href="https://lh3.googleusercontent.com/OelouyhpUcZLOYw2Ut0qHAMTB8OEKodiC6MTOO6hR21qmZLWyIJDALbXelR1IzO4K5KwaXK1GWD5VJ2dhn-msRXoAtQS6yxoQKYipzC58u4e4G4kLxMEz33RXPcN_TyCxybzhud3" xlink:type="simple" xlink:show="embed" xlink:actuate="onLoad"/><svg:title>TableroDeLudoLoco.png</svg:title></draw:frame></text:span><text:span text:style-name="T10"> <text:s text:c="24"/></text:span><text:span text:style-name="T10"><draw:frame draw:style-name="fr1" draw:name="Image2" text:anchor-type="as-char" svg:width="3.874cm" svg:height="3.958cm" draw:z-index="1"><draw:image xlink:href="https://lh5.googleusercontent.com/DF5AvE1Nq-tuI7DmVNHyzyaLeFeAgS9I6LUotQKTTfbnWgz3Sjkhvk-H2LCoc1kqQGQs5vmn22uyf5QtxJ6xCuju4Px6TgPzVShTh5FWAt5biSn12TGj4h5NoxCtqYIylRxjPw2v" xlink:type="simple" xlink:show="embed" xlink:actuate="onLoad"/><svg:title>TableroDeLudoLoco-sinVestir.png</svg:title></draw:frame></text:span></text:p>
      <text:p text:style-name="P4">Observá que tenés que definir cuatro procedimientos, uno por cada tamaño, pero que cada uno de ellos ya tiene como parámetro el color del cuadrado a dibujar, tal como se aprendió en la actividad <text:span text:style-name="T13">“Tablero de ludo, toma 2”</text:span>. ¿No te parece molesto tener que definir 4 procedimientos diferentes para poder tener diferentes tamaños? ¿Habrá una forma mejor? <text:span text:style-name="T12">Para tener la respuesta, mirá la actividad siguiente, </text:span><text:span text:style-name="T14">“Ludo loco, toma 2”</text:span><text:span text:style-name="T12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1T12:56:57.785000000</dc:date>
    <meta:editing-duration>PT4H26M50S</meta:editing-duration>
    <meta:editing-cycles>73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4" meta:word-count="110" meta:character-count="684" meta:non-whitespace-character-count="551"/>
  </office:meta>
</office:document-meta>
</file>